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fo:color="#666666"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P10"/>
            <text:p text:style-name="P9"><text:span text:style-name="T3">Ideas and insight occur all over the organisation, but it can be difficult to translate them into action.</text:span></text:p>
            <text:p text:style-name="P9"><text:span text:style-name="T3"/></text:p>
            <text:p text:style-name="P9"><text:span text:style-name="T3">SES are keen to support innovation, but it is difficult to evaluate a volume of ideas if they are excessively detailed or if important aspects have not been considered.</text:span></text:p>
            <text:p text:style-name="P9"><text:span text:style-name="T3"/></text:p>
            <text:p text:style-name="P9"><text:span text:style-name="T3">The tools that the venture capital industry uses to producing compact expressive business models are designed around a commercial context (e.g. Business Model Canvas, Lean Canvas). They are only a partial fit for public sector initiatives.</text:span></text:p>
          </table:table-cell>
          <table:table-cell table:style-name="Table1.A1" office:value-type="string">
            <text:p text:style-name="P4">Solution</text:p>
            <text:p text:style-name="Table_20_Contents"/>
            <text:p text:style-name="P10">Develop a product (canvas)<text:span text:style-name="T4"> that can</text:span> represent all the important aspects of an administrative initiative on a single page.</text:p>
            <text:p text:style-name="P10"/>
            <text:p text:style-name="P9"><text:span text:style-name="T3">This will be similar to the various commercial “canvas” tools, except modified for an Australian Government context. <text:s/></text:span></text:p>
            <text:p text:style-name="P9"><text:span text:style-name="T3"/></text:p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10">There is no central home to innovation, it's all of our responsibility. We needed this for ourselves, so we made it.</text:p>
            <text:p text:style-name="P10"/>
            <text:p text:style-name="P10">If others find it useful then great, let's work together to improve it.</text:p>
            <text:p text:style-name="P10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1">APS staff, with ideas about potential initiatives, which they wish to articulate to an Executive audience.</text:p>
            <text:p text:style-name="P11"/>
            <text:p text:style-name="P11">EL staff, who wish to maximise their team's opportunities <text:s/>to have an impact on the organisation.</text:p>
            <text:p text:style-name="P11"/>
            <text:p text:style-name="P11">SES staff, who need to select the “best next investment” from limited resources.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10"/>
            <text:p text:style-name="P10">Open/public collaboration via GitHub (documentation, tickets, etc).</text:p>
            <text:p text:style-name="P10"/>
            <text:p text:style-name="P10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10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10">The Administrative Initiative Canvas does not require any operational budget.</text:p>
            <text:p text:style-name="P10"/>
            <text:p text:style-name="P10">Innovation requires time and effort, with or without tools such as this canvas. If there is an effort to orchestrate innovation, this tool may save time by providing a focus or catalyst for conversations. Standardisation of descriptions may save SES time when investment candidates are reviewed. </text:p>
          </table:table-cell>
          <table:covered-table-cell/>
          <table:covered-table-cell/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2:02:25</dc:date>
    <dc:creator>Chris Gough</dc:creator>
    <meta:editing-duration>P2DT15H34M34S</meta:editing-duration>
    <meta:editing-cycles>18</meta:editing-cycles>
    <meta:generator>OpenOffice/4.1.2$Unix OpenOffice.org_project/412m3$Build-9782</meta:generator>
    <meta:document-statistic meta:table-count="1" meta:image-count="1" meta:object-count="0" meta:page-count="1" meta:paragraph-count="31" meta:word-count="361" meta:character-count="2391"/>
  </office:meta>
</office:document-meta>
</file>